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Roman" svg:font-family="'Nimbus 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monospace" svg:font-family="monospace"/>
    <style:font-face style:name="sans-serif" svg:font-family="sans-serif"/>
  </office:font-face-decls>
  <office:automatic-styles>
    <style:style style:name="P1" style:family="paragraph" style:parent-style-name="Standard">
      <style:paragraph-properties style:writing-mode="lr-tb"/>
      <style:text-properties officeooo:paragraph-rsid="00031080"/>
    </style:style>
    <style:style style:name="P2" style:family="paragraph" style:parent-style-name="Standard">
      <style:paragraph-properties style:writing-mode="lr-tb"/>
      <style:text-properties fo:color="#127622" loext:opacity="100%" officeooo:rsid="00031080" officeooo:paragraph-rsid="00031080"/>
    </style:style>
    <style:style style:name="P3" style:family="paragraph" style:parent-style-name="Standard">
      <style:paragraph-properties style:writing-mode="lr-tb"/>
      <style:text-properties style:font-name="sans-serif" fo:font-size="12pt" officeooo:paragraph-rsid="00031080"/>
    </style:style>
    <style:style style:name="P4" style:family="paragraph" style:parent-style-name="Standard">
      <style:paragraph-properties style:writing-mode="lr-tb"/>
      <style:text-properties fo:color="#c9211e" loext:opacity="100%" style:font-name="Nimbus Roman" fo:font-size="10pt" officeooo:paragraph-rsid="00031080" style:font-size-asian="10pt" style:font-size-complex="10pt"/>
    </style:style>
    <style:style style:name="P5" style:family="paragraph" style:parent-style-name="Standard">
      <style:paragraph-properties style:writing-mode="lr-tb"/>
      <style:text-properties fo:color="#c9211e" loext:opacity="100%" style:font-name="Nimbus Roman" fo:font-size="10pt" officeooo:paragraph-rsid="00041eb1" style:font-size-asian="10pt" style:font-size-complex="10pt"/>
    </style:style>
    <style:style style:name="P6" style:family="paragraph" style:parent-style-name="Standard">
      <style:paragraph-properties style:writing-mode="lr-tb"/>
      <style:text-properties fo:color="#c9211e" loext:opacity="100%" style:font-name="Nimbus Roman" fo:font-size="10pt" officeooo:paragraph-rsid="00074335" style:font-size-asian="10pt" style:font-size-complex="10pt"/>
    </style:style>
    <style:style style:name="P7" style:family="paragraph" style:parent-style-name="Standard">
      <style:paragraph-properties style:writing-mode="lr-tb"/>
      <style:text-properties officeooo:paragraph-rsid="00031080"/>
    </style:style>
    <style:style style:name="P8" style:family="paragraph" style:parent-style-name="Standard">
      <style:paragraph-properties style:writing-mode="lr-tb"/>
      <style:text-properties officeooo:paragraph-rsid="00041eb1"/>
    </style:style>
    <style:style style:name="P9" style:family="paragraph" style:parent-style-name="Standard">
      <style:paragraph-properties style:writing-mode="lr-tb"/>
      <style:text-properties officeooo:paragraph-rsid="000b2b2f"/>
    </style:style>
    <style:style style:name="P10" style:family="paragraph" style:parent-style-name="Standard">
      <style:paragraph-properties style:writing-mode="lr-tb"/>
      <style:text-properties style:font-name="Nimbus Roman" fo:font-size="10pt" officeooo:paragraph-rsid="00031080"/>
    </style:style>
    <style:style style:name="T1" style:family="text">
      <style:text-properties style:font-name="sans-serif" fo:font-size="21.75pt"/>
    </style:style>
    <style:style style:name="T2" style:family="text">
      <style:text-properties style:font-name="sans-serif" fo:font-size="17.25pt"/>
    </style:style>
    <style:style style:name="T3" style:family="text">
      <style:text-properties style:font-name="sans-serif" fo:font-size="12pt"/>
    </style:style>
    <style:style style:name="T4" style:family="text">
      <style:text-properties style:font-name="sans-serif" fo:font-size="11.25pt"/>
    </style:style>
    <style:style style:name="T5" style:family="text">
      <style:text-properties style:font-name="monospace" fo:font-size="11.25pt"/>
    </style:style>
    <style:style style:name="T6" style:family="text">
      <style:text-properties fo:color="#127622" loext:opacity="100%" style:font-name="monospace" fo:font-size="11.25pt"/>
    </style:style>
    <style:style style:name="T7" style:family="text">
      <style:text-properties fo:color="#127622" loext:opacity="100%" style:font-name="monospace" fo:font-size="11.25pt" officeooo:rsid="00031080"/>
    </style:style>
    <style:style style:name="T8" style:family="text">
      <style:text-properties fo:color="#127622" loext:opacity="100%" officeooo:rsid="00031080"/>
    </style:style>
    <style:style style:name="T9" style:family="text">
      <style:text-properties fo:color="#c9211e" loext:opacity="100%"/>
    </style:style>
    <style:style style:name="T10" style:family="text">
      <style:text-properties fo:color="#c9211e" loext:opacity="100%" style:font-name="sans-serif" fo:font-size="12pt"/>
    </style:style>
    <style:style style:name="T11" style:family="text">
      <style:text-properties fo:color="#c9211e" loext:opacity="100%" style:font-name="Nimbus Roman"/>
    </style:style>
    <style:style style:name="T12" style:family="text">
      <style:text-properties fo:color="#c9211e" loext:opacity="100%" style:font-name="Nimbus Roman" fo:font-size="12pt"/>
    </style:style>
    <style:style style:name="T13" style:family="text">
      <style:text-properties fo:color="#c9211e" loext:opacity="100%" style:font-name="Nimbus Roman" fo:font-size="10pt" style:font-size-asian="10pt" style:font-size-complex="10pt"/>
    </style:style>
    <style:style style:name="T14" style:family="text">
      <style:text-properties fo:color="#c9211e" loext:opacity="100%" style:font-size-asian="10pt" style:font-size-complex="10pt"/>
    </style:style>
    <style:style style:name="T15" style:family="text">
      <style:text-properties officeooo:rsid="00074335"/>
    </style:style>
    <style:style style:name="T16" style:family="text">
      <style:text-properties officeooo:rsid="000b2b2f"/>
    </style:style>
    <style:style style:name="T17" style:family="text">
      <style:text-properties officeooo:rsid="000d1712"/>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text:bookmark text:name="page3R_mcid0"/><text:span text:style-name="T1"><text:tab/>PARTIE</text:span> <text:span text:style-name="T1">2</text:span> – <text:span text:style-name="T1">LECTURE</text:span> <text:span text:style-name="T1">ET</text:span> <text:span text:style-name="T1">ECRITURE</text:span><text:line-break/><text:tab/><text:tab/><text:span text:style-name="T1">E</text:span><text:span text:style-name="T2">NONCE DES</text:span> <text:span text:style-name="T1">E</text:span><text:span text:style-name="T2">XERCICES</text:span><text:bookmark text:name="page3R_mcid1"/><text:line-break/></text:p>
      <text:p text:style-name="P1"><text:span text:style-name="T3">Exercice 2.1</text:span><text:bookmark text:name="page3R_mcid2"/><text:line-break/><text:span text:style-name="T3">Quel résultat produit le programme suivant ?</text:span><text:bookmark text:name="page3R_mcid3"/><text:line-break/><text:span text:style-name="T5">Variables</text:span> <text:span text:style-name="T5">val, double</text:span> <text:span text:style-name="T5">en</text:span> <text:span text:style-name="T5">Numériques</text:span><text:line-break/><text:span text:style-name="T5">Début</text:span><text:line-break/><text:span text:style-name="T4">Val ← 231</text:span><text:line-break/><text:span text:style-name="T4">Double</text:span> ← <text:span text:style-name="T4">Val</text:span> <text:span text:style-name="T4">* 2</text:span><text:line-break/><text:span text:style-name="T5">Ecrire</text:span> <text:span text:style-name="T5">Val←</text:span><text:span text:style-name="T6"> </text:span><text:span text:style-name="T7">231</text:span><text:line-break/><text:span text:style-name="T5">Ecrire</text:span> <text:span text:style-name="T5">Double</text:span><text:span text:style-name="T6">←</text:span><text:span text:style-name="T5">462</text:span></text:p>
      <text:p text:style-name="P10"><text:span text:style-name="T14">VARIABLES</text:span></text:p>
      <text:p text:style-name="P4"><text:tab/>Val EST_DU_TYPE NOMBRE</text:p>
      <text:p text:style-name="P4">DEBUT_ALGORITHME</text:p>
      <text:p text:style-name="P4"><text:tab/>LIRE Val</text:p>
      <text:p text:style-name="P4"><text:tab/>AFFICHER* <text:s/>"Double en numérique"</text:p>
      <text:p text:style-name="P4"><text:tab/>AFFICHER* Val*2</text:p>
      <text:p text:style-name="P4">FIN_ALGORITHME</text:p>
      <text:p text:style-name="P1"><text:line-break/><text:span text:style-name="T5">Fin</text:span><text:bookmark text:name="page3R_mcid6"/><text:bookmark text:name="page3R_mcid5"/><text:bookmark text:name="page3R_mcid4"/><text:line-break/></text:p>
      <text:p text:style-name="P8"><text:span text:style-name="T3">Exercice 2.2</text:span><text:bookmark text:name="page3R_mcid7"/><text:line-break/><text:span text:style-name="T3">Ecrire un programme qui demande un nombre à l’utilisateur, puis qui calcule et</text:span> <text:span text:style-name="T3">affiche le carré de ce nombre.</text:span></text:p>
      <text:p text:style-name="P8"><text:bookmark text:name="page3R_mcid10"/><text:bookmark text:name="page3R_mcid8"/><text:bookmark text:name="page3R_mcid9"/><text:span text:style-name="T13">VARIABLES</text:span></text:p>
      <text:p text:style-name="P5"><text:tab/>X EST_DU_TYPE NOMBRE</text:p>
      <text:p text:style-name="P5">DEBUT_ALGORITHME</text:p>
      <text:p text:style-name="P6"><text:tab/><text:span text:style-name="T16">AFFICHEZ « entrez un nombre »</text:span></text:p>
      <text:p text:style-name="P6"><text:tab/>LIRE X</text:p>
      <text:p text:style-name="P5"><text:tab/>AFFICHER* <text:s/>"le carré de X est"</text:p>
      <text:p text:style-name="P5"><text:tab/>AFFICHER* X*X</text:p>
      <text:p text:style-name="P9"><text:span text:style-name="T13">FIN_ALGORITHME</text:span></text:p>
      <text:p text:style-name="P9"/>
      <text:p text:style-name="P1"><text:span text:style-name="T3">Exercice 2.3</text:span><text:bookmark text:name="page3R_mcid11"/><text:line-break/><text:span text:style-name="T3">Ecrire un programme qui lit le prix HT d’un article, le nombre d’articles et le taux de TVA, et qui fournit le prix total TTC correspondant. Faire en sorte que des libellés apparaissent clairement.</text:span><text:bookmark text:name="page3R_mcid14"/><text:bookmark text:name="page3R_mcid13"/><text:bookmark text:name="page3R_mcid12"/><text:line-break/><text:span text:style-name="T13">VARIABLES</text:span></text:p>
      <text:p text:style-name="P1"><text:span text:style-name="T13"><text:tab/>PHT EST_DU_TYPE NOMBRE</text:span></text:p>
      <text:p text:style-name="P1"><text:span text:style-name="T13"><text:tab/>NB EST_DU_TYPE NOMBRE</text:span></text:p>
      <text:p text:style-name="P1"><text:span text:style-name="T13"><text:tab/>TVA EST_DU_TYPE NOMBRE</text:span></text:p>
      <text:p text:style-name="P1"><text:span text:style-name="T13"><text:tab/>PTTC EST_DU_TYPE NOMBRE</text:span></text:p>
      <text:p text:style-name="P1"><text:span text:style-name="T13">DEBUT_ALGORITHME</text:span></text:p>
      <text:p text:style-name="P1"><text:span text:style-name="T13"><text:tab/>AFFICHER* "LE PRIX HT D'UN ARTICLE"</text:span></text:p>
      <text:p text:style-name="P1"><text:span text:style-name="T13"><text:tab/>LIRE PHT</text:span></text:p>
      <text:p text:style-name="P1"><text:span text:style-name="T13"><text:tab/>AFFICHER* "LE NOMBRE D'ARTICLES"</text:span></text:p>
      <text:p text:style-name="P1"><text:span text:style-name="T13"><text:tab/>LIRE NB</text:span></text:p>
      <text:p text:style-name="P1"><text:span text:style-name="T13"><text:tab/>AFFICHER* "LE TAUX DE LA TVA"</text:span></text:p>
      <text:p text:style-name="P1"><text:span text:style-name="T13"><text:tab/>LIRE TVA</text:span></text:p>
      <text:p text:style-name="P1"><text:span text:style-name="T13"><text:tab/>AFFICHER* "MONTANT DE LA TVA"</text:span></text:p>
      <text:p text:style-name="P1"><text:span text:style-name="T13"><text:tab/>AFFICHERCALCUL* PHT*NB*TVA/100</text:span></text:p>
      <text:p text:style-name="P1"><text:span text:style-name="T13"><text:tab/>AFFICHER* "LE PRIX TTC"</text:span></text:p>
      <text:p text:style-name="P1"><text:span text:style-name="T13"><text:tab/>AFFICHERCALCUL* (PHT*NB)+(PHT*NB*TVA/100)</text:span></text:p>
      <text:p text:style-name="P1"><text:span text:style-name="T13">FIN_ALGORITHME</text:span></text:p>
      <text:p text:style-name="P4"><text:soft-page-break/></text:p>
      <text:p text:style-name="P3"/>
      <text:p text:style-name="P1"><text:span text:style-name="T3">Exercice 2.4</text:span><text:bookmark text:name="page3R_mcid15"/><text:line-break/><text:span text:style-name="T3">Ecrire un algorithme utilisant des variables de type chaîne de caractères, et affichant quatre variantes possibles de la célèbre «</text:span> <text:span text:style-name="T3">belle marquise, vos beaux yeux me font mourir d’amour</text:span> <text:span text:style-name="T3">». On ne se soucie pas de la ponctuation, ni des majuscules.</text:span><text:bookmark text:name="page3R_mcid16"/></text:p>
      <text:section text:style-name="Sect1" text:name="Section5">
        <text:p text:style-name="Standard"><text:bookmark text:name="outerContainer"/></text:p>
        <text:section text:style-name="Sect1" text:name="dialogContainer">
          <text:p text:style-name="Standard"/>
        </text:section>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Roman" svg:font-family="'Nimbus 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2T15:53:40.133945142</meta:creation-date>
    <meta:generator>LibreOffice/7.3.4.2$Linux_X86_64 LibreOffice_project/30$Build-2</meta:generator>
    <dc:date>2022-07-20T09:52:16.471827047</dc:date>
    <meta:editing-duration>PT1H50M57S</meta:editing-duration>
    <meta:editing-cycles>4</meta:editing-cycles>
    <meta:document-statistic meta:table-count="0" meta:image-count="0" meta:object-count="0" meta:page-count="2" meta:paragraph-count="37" meta:word-count="223" meta:character-count="1456" meta:non-whitespace-character-count="1238"/>
  </office:meta>
</office:document-meta>
</file>